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may-break-between-rows="false"/>
    </style:style>
    <style:style style:name="Tableau3.A" style:family="table-column">
      <style:table-column-properties style:column-width="4.249cm" style:rel-column-width="16380*"/>
    </style:style>
    <style:style style:name="Tableau3.B" style:family="table-column">
      <style:table-column-properties style:column-width="4.251cm" style:rel-column-width="16387*"/>
    </style:style>
    <style:style style:name="Tableau3.D" style:family="table-column">
      <style:table-column-properties style:column-width="4.251cm" style:rel-column-width="16388*"/>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may-break-between-rows="false"/>
    </style:style>
    <style:style style:name="Tableau4.A" style:family="table-column">
      <style:table-column-properties style:column-width="4.249cm" style:rel-column-width="16380*"/>
    </style:style>
    <style:style style:name="Tableau4.B" style:family="table-column">
      <style:table-column-properties style:column-width="4.251cm" style:rel-column-width="16387*"/>
    </style:style>
    <style:style style:name="Tableau4.D" style:family="table-column">
      <style:table-column-properties style:column-width="4.251cm" style:rel-column-width="16388*"/>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may-break-between-rows="false"/>
    </style:style>
    <style:style style:name="Tableau5.A" style:family="table-column">
      <style:table-column-properties style:column-width="4.249cm" style:rel-column-width="16380*"/>
    </style:style>
    <style:style style:name="Tableau5.B" style:family="table-column">
      <style:table-column-properties style:column-width="4.251cm" style:rel-column-width="16387*"/>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17bc" officeooo:paragraph-rsid="001817bc"/>
    </style:style>
    <style:style style:name="P2" style:family="paragraph" style:parent-style-name="Standard">
      <style:text-properties officeooo:rsid="001817bc" officeooo:paragraph-rsid="0021ffaa"/>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21ffaa"/>
    </style:style>
    <style:style style:name="P5" style:family="paragraph" style:parent-style-name="Standard">
      <style:text-properties officeooo:rsid="0019e95a" officeooo:paragraph-rsid="001817bc"/>
    </style:style>
    <style:style style:name="P6" style:family="paragraph" style:parent-style-name="Standard">
      <style:text-properties officeooo:rsid="0019e95a" officeooo:paragraph-rsid="002acb4d"/>
    </style:style>
    <style:style style:name="P7" style:family="paragraph" style:parent-style-name="Standard">
      <style:text-properties officeooo:rsid="0019e95a" officeooo:paragraph-rsid="002f2075"/>
    </style:style>
    <style:style style:name="P8" style:family="paragraph" style:parent-style-name="Standard">
      <style:text-properties officeooo:rsid="001ee37b" officeooo:paragraph-rsid="001df75e"/>
    </style:style>
    <style:style style:name="P9" style:family="paragraph" style:parent-style-name="Standard">
      <style:text-properties officeooo:rsid="001ee37b" officeooo:paragraph-rsid="002f2075"/>
    </style:style>
    <style:style style:name="P10" style:family="paragraph" style:parent-style-name="Standard">
      <style:text-properties officeooo:rsid="001ee37b" officeooo:paragraph-rsid="00313553"/>
    </style:style>
    <style:style style:name="P11" style:family="paragraph" style:parent-style-name="Standard">
      <style:text-properties officeooo:rsid="001ee37b" officeooo:paragraph-rsid="00321dc0"/>
    </style:style>
    <style:style style:name="P12" style:family="paragraph" style:parent-style-name="Standard">
      <style:paragraph-properties fo:text-align="center" style:justify-single-word="false"/>
      <style:text-properties fo:font-size="16pt" style:text-underline-style="none" fo:font-weight="normal" officeooo:rsid="00313553" officeooo:paragraph-rsid="00313553" style:font-size-asian="14pt" style:font-weight-asian="normal" style:font-size-complex="16pt" style:font-weight-complex="normal"/>
    </style:style>
    <style:style style:name="P13" style:family="paragraph" style:parent-style-name="Standard">
      <style:text-properties officeooo:rsid="0027a75e" officeooo:paragraph-rsid="0019e95a"/>
    </style:style>
    <style:style style:name="P14" style:family="paragraph" style:parent-style-name="Standard">
      <style:text-properties officeooo:rsid="0027a75e" officeooo:paragraph-rsid="0027a75e"/>
    </style:style>
    <style:style style:name="P15" style:family="paragraph" style:parent-style-name="Standard">
      <style:text-properties officeooo:rsid="00297440" officeooo:paragraph-rsid="00297440"/>
    </style:style>
    <style:style style:name="P16" style:family="paragraph" style:parent-style-name="Standard">
      <style:text-properties officeooo:rsid="002bade7" officeooo:paragraph-rsid="002bade7"/>
    </style:style>
    <style:style style:name="P17" style:family="paragraph" style:parent-style-name="Standard">
      <style:text-properties officeooo:rsid="001bd971" officeooo:paragraph-rsid="002f2075"/>
    </style:style>
    <style:style style:name="P18" style:family="paragraph" style:parent-style-name="Standard">
      <style:text-properties officeooo:rsid="001bd971" officeooo:paragraph-rsid="002fa35c"/>
    </style:style>
    <style:style style:name="P19" style:family="paragraph" style:parent-style-name="Standard">
      <style:text-properties officeooo:rsid="001bd971" officeooo:paragraph-rsid="00427ca9"/>
    </style:style>
    <style:style style:name="P20" style:family="paragraph" style:parent-style-name="Standard">
      <style:text-properties officeooo:rsid="001df75e" officeooo:paragraph-rsid="002f2075"/>
    </style:style>
    <style:style style:name="P21"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23" style:family="paragraph" style:parent-style-name="Standard">
      <style:text-properties officeooo:rsid="00225c92" officeooo:paragraph-rsid="002f2075"/>
    </style:style>
    <style:style style:name="P24" style:family="paragraph" style:parent-style-name="Standard">
      <style:text-properties officeooo:rsid="001a8d50" officeooo:paragraph-rsid="002f2075"/>
    </style:style>
    <style:style style:name="P25" style:family="paragraph" style:parent-style-name="Standard">
      <style:text-properties officeooo:rsid="002fa35c" officeooo:paragraph-rsid="002fa35c"/>
    </style:style>
    <style:style style:name="P26"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29" style:family="paragraph" style:parent-style-name="Standard">
      <style:paragraph-properties fo:text-align="center" style:justify-single-word="false"/>
      <style:text-properties fo:color="#666666" fo:font-size="13pt" style:text-underline-style="none" fo:font-weight="normal" officeooo:rsid="00313553" officeooo:paragraph-rsid="00313553" style:font-size-asian="13pt" style:font-weight-asian="normal" style:font-size-complex="13pt" style:font-weight-complex="normal"/>
    </style:style>
    <style:style style:name="P30" style:family="paragraph" style:parent-style-name="Standard">
      <style:text-properties officeooo:rsid="00321dc0" officeooo:paragraph-rsid="00321dc0"/>
    </style:style>
    <style:style style:name="P31"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2"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3553" style:font-size-asian="9pt" style:font-weight-asian="bold" style:font-size-complex="9pt" style:font-weight-complex="bold"/>
    </style:style>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34" style:family="paragraph" style:parent-style-name="Standard">
      <style:text-properties officeooo:rsid="001cbe22" officeooo:paragraph-rsid="002f2075"/>
    </style:style>
    <style:style style:name="P35" style:family="paragraph" style:parent-style-name="Standard">
      <style:text-properties officeooo:rsid="003e598a" officeooo:paragraph-rsid="003e598a"/>
    </style:style>
    <style:style style:name="P36" style:family="paragraph" style:parent-style-name="Table_20_Contents">
      <style:text-properties officeooo:rsid="001df75e" officeooo:paragraph-rsid="002f2075"/>
    </style:style>
    <style:style style:name="P37"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38"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1ed7" style:font-size-asian="11pt" style:font-size-complex="11pt"/>
    </style:style>
    <style:style style:name="P39"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3553" style:font-size-asian="11pt" style:font-size-complex="11pt"/>
    </style:style>
    <style:style style:name="P40"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1" style:family="paragraph" style:parent-style-name="Table_20_Contents">
      <style:text-properties style:font-name="Liberation Serif" fo:font-size="11pt" fo:font-weight="bold" officeooo:rsid="00311ed7" officeooo:paragraph-rsid="00311ed7" style:font-size-asian="11pt" style:font-weight-asian="bold" style:font-size-complex="11pt" style:font-weight-complex="bold"/>
    </style:style>
    <style:style style:name="P42" style:family="paragraph" style:parent-style-name="Table_20_Contents">
      <style:text-properties style:font-name="Liberation Serif" fo:font-size="11pt" fo:font-weight="bold" officeooo:rsid="00311ed7" officeooo:paragraph-rsid="00313553" style:font-size-asian="11pt" style:font-weight-asian="bold" style:font-size-complex="11pt" style:font-weight-complex="bold"/>
    </style:style>
    <style:style style:name="P43" style:family="paragraph" style:parent-style-name="Table_20_Contents">
      <style:text-properties style:font-name="Liberation Serif" fo:font-size="11pt" officeooo:rsid="002f4b57" officeooo:paragraph-rsid="002f4b57" style:font-size-asian="11pt" style:font-size-complex="11pt"/>
    </style:style>
    <style:style style:name="P44" style:family="paragraph" style:parent-style-name="Table_20_Contents">
      <style:text-properties style:font-name="Liberation Serif" fo:font-size="11pt" officeooo:rsid="002f4b57" officeooo:paragraph-rsid="00311ed7" style:font-size-asian="11pt" style:font-size-complex="11pt"/>
    </style:style>
    <style:style style:name="P45" style:family="paragraph" style:parent-style-name="Table_20_Contents">
      <style:text-properties style:font-name="Liberation Serif" fo:font-size="11pt" officeooo:rsid="002f4b57" officeooo:paragraph-rsid="00313553" style:font-size-asian="11pt" style:font-size-complex="11pt"/>
    </style:style>
    <style:style style:name="P46" style:family="paragraph" style:parent-style-name="Table_20_Contents">
      <style:text-properties style:font-name="Liberation Serif" fo:font-size="11pt" officeooo:rsid="002fee3d" officeooo:paragraph-rsid="002fee3d" style:font-size-asian="11pt" style:font-size-complex="11pt"/>
    </style:style>
    <style:style style:name="P47" style:family="paragraph" style:parent-style-name="Table_20_Contents">
      <style:text-properties style:font-name="Liberation Serif" fo:font-size="11pt" officeooo:rsid="002fee3d" officeooo:paragraph-rsid="00311ed7" style:font-size-asian="11pt" style:font-size-complex="11pt"/>
    </style:style>
    <style:style style:name="P48" style:family="paragraph" style:parent-style-name="Table_20_Contents">
      <style:text-properties style:font-name="Liberation Serif" fo:font-size="11pt" officeooo:rsid="002fee3d" officeooo:paragraph-rsid="00313553" style:font-size-asian="11pt" style:font-size-complex="11pt"/>
    </style:style>
    <style:style style:name="P49" style:family="paragraph" style:parent-style-name="Table_20_Contents">
      <style:text-properties style:font-name="Liberation Serif" fo:font-size="11pt" officeooo:rsid="00334397" officeooo:paragraph-rsid="00334397" style:font-size-asian="11pt" style:font-size-complex="11pt"/>
    </style:style>
    <style:style style:name="P50" style:family="paragraph" style:parent-style-name="Table_20_Contents">
      <style:text-properties officeooo:rsid="002fa35c" officeooo:paragraph-rsid="002fa35c"/>
    </style:style>
    <style:style style:name="P51" style:family="paragraph" style:parent-style-name="Table_20_Contents">
      <style:text-properties fo:font-size="11pt" style:font-size-asian="11pt" style:font-size-complex="11pt"/>
    </style:style>
    <style:style style:name="P52" style:family="paragraph" style:parent-style-name="Table_20_Contents">
      <style:text-properties fo:font-size="11pt" officeooo:rsid="001817bc" officeooo:paragraph-rsid="001817bc" style:font-size-asian="11pt" style:font-size-complex="11pt"/>
    </style:style>
    <style:style style:name="P53" style:family="paragraph" style:parent-style-name="Table_20_Contents">
      <style:text-properties fo:font-size="11pt" officeooo:rsid="002f4b57" officeooo:paragraph-rsid="002f4b57" style:font-size-asian="11pt" style:font-size-complex="11pt"/>
    </style:style>
    <style:style style:name="P54" style:family="paragraph" style:parent-style-name="Table_20_Contents">
      <style:text-properties fo:font-size="11pt" officeooo:rsid="002f4b57" officeooo:paragraph-rsid="00305450" style:font-size-asian="11pt" style:font-size-complex="11pt"/>
    </style:style>
    <style:style style:name="P55" style:family="paragraph" style:parent-style-name="Table_20_Contents">
      <style:text-properties fo:font-size="11pt" officeooo:rsid="002f4b57" officeooo:paragraph-rsid="00311ed7" style:font-size-asian="11pt" style:font-size-complex="11pt"/>
    </style:style>
    <style:style style:name="P56" style:family="paragraph" style:parent-style-name="Table_20_Contents">
      <style:text-properties fo:font-size="11pt" officeooo:rsid="002f4b57" officeooo:paragraph-rsid="00313553" style:font-size-asian="11pt" style:font-size-complex="11pt"/>
    </style:style>
    <style:style style:name="P57" style:family="paragraph" style:parent-style-name="Table_20_Contents">
      <style:text-properties fo:font-size="11pt" officeooo:rsid="00305450" officeooo:paragraph-rsid="00305450" style:font-size-asian="11pt" style:font-size-complex="11pt"/>
    </style:style>
    <style:style style:name="P58" style:family="paragraph" style:parent-style-name="Table_20_Contents">
      <style:text-properties fo:font-size="11pt" officeooo:rsid="00305450" officeooo:paragraph-rsid="00311ed7" style:font-size-asian="11pt" style:font-size-complex="11pt"/>
    </style:style>
    <style:style style:name="P59" style:family="paragraph" style:parent-style-name="Table_20_Contents">
      <style:text-properties fo:font-size="11pt" officeooo:rsid="00305450" officeooo:paragraph-rsid="00313553" style:font-size-asian="11pt" style:font-size-complex="11pt"/>
    </style:style>
    <style:style style:name="P60" style:family="paragraph" style:parent-style-name="Table_20_Contents">
      <style:text-properties fo:font-size="11pt" officeooo:rsid="0030c774" officeooo:paragraph-rsid="0030c774" style:font-size-asian="11pt" style:font-size-complex="11pt"/>
    </style:style>
    <style:style style:name="P61" style:family="paragraph" style:parent-style-name="Table_20_Contents">
      <style:text-properties fo:font-size="11pt" officeooo:rsid="0030c774" officeooo:paragraph-rsid="00311ed7" style:font-size-asian="11pt" style:font-size-complex="11pt"/>
    </style:style>
    <style:style style:name="P62" style:family="paragraph" style:parent-style-name="Table_20_Contents">
      <style:text-properties fo:font-size="11pt" officeooo:rsid="0030c774" officeooo:paragraph-rsid="00313553" style:font-size-asian="11pt" style:font-size-complex="11pt"/>
    </style:style>
    <style:style style:name="P63" style:family="paragraph" style:parent-style-name="Table_20_Contents">
      <style:text-properties fo:font-size="11pt" officeooo:rsid="002fee3d" officeooo:paragraph-rsid="002fee3d" style:font-size-asian="11pt" style:font-size-complex="11pt"/>
    </style:style>
    <style:style style:name="P64" style:family="paragraph" style:parent-style-name="Table_20_Contents">
      <style:text-properties fo:font-size="11pt" officeooo:rsid="002fee3d" officeooo:paragraph-rsid="00311ed7" style:font-size-asian="11pt" style:font-size-complex="11pt"/>
    </style:style>
    <style:style style:name="P65" style:family="paragraph" style:parent-style-name="Table_20_Contents">
      <style:text-properties fo:font-size="11pt" officeooo:rsid="002fee3d" officeooo:paragraph-rsid="00313553" style:font-size-asian="11pt" style:font-size-complex="11pt"/>
    </style:style>
    <style:style style:name="P66" style:family="paragraph" style:parent-style-name="Table_20_Contents">
      <style:text-properties fo:font-size="11pt" officeooo:paragraph-rsid="00311ed7" style:font-size-asian="11pt" style:font-size-complex="11pt"/>
    </style:style>
    <style:style style:name="P67" style:family="paragraph" style:parent-style-name="Table_20_Contents">
      <style:text-properties fo:font-size="11pt" officeooo:paragraph-rsid="00313553" style:font-size-asian="11pt" style:font-size-complex="11pt"/>
    </style:style>
    <style:style style:name="P68"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69" style:family="paragraph" style:parent-style-name="Table_20_Contents">
      <style:text-properties fo:font-size="11pt" fo:font-weight="bold" officeooo:rsid="00311ed7" officeooo:paragraph-rsid="00311ed7" style:font-size-asian="11pt" style:font-weight-asian="bold" style:font-size-complex="11pt" style:font-weight-complex="bold"/>
    </style:style>
    <style:style style:name="P70" style:family="paragraph" style:parent-style-name="Table_20_Contents">
      <style:text-properties fo:font-size="11pt" fo:font-weight="bold" officeooo:rsid="00311ed7" officeooo:paragraph-rsid="00313553" style:font-size-asian="11pt" style:font-weight-asian="bold" style:font-size-complex="11pt" style:font-weight-complex="bold"/>
    </style:style>
    <style:style style:name="P71" style:family="paragraph" style:parent-style-name="Standard" style:list-style-name="L1">
      <style:text-properties officeooo:paragraph-rsid="00313553"/>
    </style:style>
    <style:style style:name="P72" style:family="paragraph" style:parent-style-name="Standard" style:list-style-name="L1">
      <style:text-properties officeooo:rsid="00313553" officeooo:paragraph-rsid="00313553"/>
    </style:style>
    <style:style style:name="P73" style:family="paragraph" style:parent-style-name="Standard" style:list-style-name="L1">
      <style:text-properties officeooo:rsid="00427ca9" officeooo:paragraph-rsid="0048ce4d"/>
    </style:style>
    <style:style style:name="P74" style:family="paragraph" style:parent-style-name="Standard" style:list-style-name="L1">
      <style:text-properties officeooo:rsid="00427ca9" officeooo:paragraph-rsid="004ab8d1"/>
    </style:style>
    <style:style style:name="P75" style:family="paragraph" style:parent-style-name="Standard">
      <style:text-properties officeooo:rsid="001ee37b" officeooo:paragraph-rsid="00313553"/>
    </style:style>
    <style:style style:name="P76" style:family="paragraph" style:parent-style-name="Standard">
      <style:text-properties officeooo:rsid="001ee37b" officeooo:paragraph-rsid="002f2075"/>
    </style:style>
    <style:style style:name="P77" style:family="paragraph" style:parent-style-name="Standard">
      <style:text-properties officeooo:rsid="001ee37b" officeooo:paragraph-rsid="0044b7af"/>
    </style:style>
    <style:style style:name="P78" style:family="paragraph" style:parent-style-name="Standard">
      <style:text-properties officeooo:rsid="001ee37b" officeooo:paragraph-rsid="0048ce4d"/>
    </style:style>
    <style:style style:name="P7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44b7af" style:font-size-asian="20pt" style:font-weight-asian="bold" style:font-size-complex="20pt" style:font-weight-complex="bold"/>
    </style:style>
    <style:style style:name="P80" style:family="paragraph" style:parent-style-name="Standard">
      <style:paragraph-properties fo:text-align="center" style:justify-single-word="false"/>
      <style:text-properties fo:font-size="16pt" style:text-underline-style="none" fo:font-weight="normal" officeooo:rsid="00313553" officeooo:paragraph-rsid="0044b7af" style:font-size-asian="14pt" style:font-weight-asian="normal" style:font-size-complex="16pt" style:font-weight-complex="normal"/>
    </style:style>
    <style:style style:name="P81" style:family="paragraph" style:parent-style-name="Standard">
      <style:paragraph-properties fo:text-align="center" style:justify-single-word="false"/>
      <style:text-properties fo:color="#666666" fo:font-size="13pt" style:text-underline-style="none" fo:font-weight="normal" officeooo:rsid="00313553" officeooo:paragraph-rsid="0044b7af" style:font-size-asian="13pt" style:font-weight-asian="normal" style:font-size-complex="13pt" style:font-weight-complex="normal"/>
    </style:style>
    <style:style style:name="P82" style:family="paragraph" style:parent-style-name="Standard">
      <style:text-properties style:text-underline-style="solid" style:text-underline-width="auto" style:text-underline-color="font-color" fo:font-weight="bold" officeooo:rsid="001df75e" officeooo:paragraph-rsid="0044b7af" style:font-weight-asian="bold" style:font-weight-complex="bold"/>
    </style:style>
    <style:style style:name="P83" style:family="paragraph" style:parent-style-name="Standard">
      <style:text-properties officeooo:rsid="001df75e" officeooo:paragraph-rsid="002f2075"/>
    </style:style>
    <style:style style:name="P84" style:family="paragraph" style:parent-style-name="Standard">
      <style:text-properties officeooo:rsid="001df75e" officeooo:paragraph-rsid="0044b7af"/>
    </style:style>
    <style:style style:name="P85" style:family="paragraph" style:parent-style-name="Standard">
      <style:text-properties officeooo:rsid="00321dc0" officeooo:paragraph-rsid="00321dc0"/>
    </style:style>
    <style:style style:name="P86" style:family="paragraph" style:parent-style-name="Standard">
      <style:text-properties officeooo:rsid="00321dc0" officeooo:paragraph-rsid="0044b7af"/>
    </style:style>
    <style:style style:name="P87" style:family="paragraph" style:parent-style-name="Standard">
      <style:text-properties officeooo:rsid="002fa35c" officeooo:paragraph-rsid="002fa35c"/>
    </style:style>
    <style:style style:name="P88" style:family="paragraph" style:parent-style-name="Standard">
      <style:text-properties officeooo:rsid="002fa35c" officeooo:paragraph-rsid="0044b7af"/>
    </style:style>
    <style:style style:name="P89"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90" style:family="paragraph" style:parent-style-name="Standard">
      <style:text-properties officeooo:rsid="0047237d" officeooo:paragraph-rsid="0044b7af"/>
    </style:style>
    <style:style style:name="P91" style:family="paragraph" style:parent-style-name="Standard">
      <style:text-properties officeooo:rsid="0047237d" officeooo:paragraph-rsid="0047237d"/>
    </style:style>
    <style:style style:name="P92" style:family="paragraph" style:parent-style-name="Standard">
      <style:text-properties fo:font-size="13pt" officeooo:rsid="001df75e" officeooo:paragraph-rsid="00483d1b" style:font-size-asian="13pt" style:font-size-complex="13pt"/>
    </style:style>
    <style:style style:name="P93" style:family="paragraph" style:parent-style-name="Standard">
      <style:paragraph-properties fo:text-align="center" style:justify-single-word="false"/>
      <style:text-properties officeooo:rsid="001fb394" officeooo:paragraph-rsid="00311ed7"/>
    </style:style>
    <style:style style:name="P94" style:family="paragraph" style:parent-style-name="Standard">
      <style:text-properties officeooo:rsid="0048ce4d" officeooo:paragraph-rsid="0048ce4d"/>
    </style:style>
    <style:style style:name="P95" style:family="paragraph" style:parent-style-name="Standard">
      <style:text-properties officeooo:rsid="004ab8d1" officeooo:paragraph-rsid="004ab8d1"/>
    </style:style>
    <style:style style:name="P96" style:family="paragraph" style:parent-style-name="Standard">
      <style:text-properties officeooo:rsid="004b0ed1" officeooo:paragraph-rsid="004b0ed1"/>
    </style:style>
    <style:style style:name="P97" style:family="paragraph" style:parent-style-name="Table_20_Contents">
      <style:text-properties officeooo:rsid="001df75e" officeooo:paragraph-rsid="002f2075"/>
    </style:style>
    <style:style style:name="P98" style:family="paragraph" style:parent-style-name="Table_20_Contents">
      <style:text-properties officeooo:rsid="001df75e" officeooo:paragraph-rsid="0044b7af"/>
    </style:style>
    <style:style style:name="P99" style:family="paragraph" style:parent-style-name="Table_20_Contents">
      <style:text-properties officeooo:paragraph-rsid="002f2075"/>
    </style:style>
    <style:style style:name="P100" style:family="paragraph" style:parent-style-name="Table_20_Contents">
      <style:text-properties officeooo:rsid="00321dc0" officeooo:paragraph-rsid="00321dc0"/>
    </style:style>
    <style:style style:name="P101" style:family="paragraph" style:parent-style-name="Table_20_Contents">
      <style:text-properties officeooo:rsid="00321dc0" officeooo:paragraph-rsid="0044b7af"/>
    </style:style>
    <style:style style:name="P102" style:family="paragraph" style:parent-style-name="Table_20_Contents">
      <style:text-properties officeooo:rsid="00321dc0" officeooo:paragraph-rsid="0047237d"/>
    </style:style>
    <style:style style:name="P103" style:family="paragraph" style:parent-style-name="Table_20_Contents">
      <style:text-properties officeooo:rsid="002fa35c" officeooo:paragraph-rsid="002fa35c"/>
    </style:style>
    <style:style style:name="P104" style:family="paragraph" style:parent-style-name="Table_20_Contents">
      <style:text-properties officeooo:rsid="002fa35c" officeooo:paragraph-rsid="00483d1b"/>
    </style:style>
    <style:style style:name="P105" style:family="paragraph" style:parent-style-name="Table_20_Contents">
      <style:text-properties officeooo:paragraph-rsid="0044b7af"/>
    </style:style>
    <style:style style:name="P106" style:family="paragraph" style:parent-style-name="Table_20_Contents">
      <style:text-properties fo:color="#000000" officeooo:rsid="00321dc0" officeooo:paragraph-rsid="0044b7af" fo:background-color="#ffff00"/>
    </style:style>
    <style:style style:name="P107" style:family="paragraph" style:parent-style-name="Table_20_Contents">
      <style:text-properties fo:color="#000000" officeooo:rsid="00321dc0" officeooo:paragraph-rsid="0047237d" fo:background-color="#ffff00"/>
    </style:style>
    <style:style style:name="P108" style:family="paragraph" style:parent-style-name="Table_20_Contents">
      <style:text-properties officeooo:rsid="0047237d" officeooo:paragraph-rsid="0047237d"/>
    </style:style>
    <style:style style:name="P109" style:family="paragraph" style:parent-style-name="Table_20_Contents">
      <style:text-properties fo:font-size="11pt" officeooo:rsid="002f4b57" officeooo:paragraph-rsid="0048ce4d" style:font-size-asian="11pt" style:font-size-complex="11pt"/>
    </style:style>
    <style:style style:name="P110" style:family="paragraph" style:parent-style-name="Table_20_Contents">
      <style:text-properties officeooo:rsid="0048ce4d" officeooo:paragraph-rsid="0048ce4d"/>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officeooo:rsid="002e34b9"/>
    </style:style>
    <style:style style:name="T17" style:family="text">
      <style:text-properties fo:font-weight="bold" style:font-weight-asian="bold" style:font-weight-complex="bold"/>
    </style:style>
    <style:style style:name="T18" style:family="text">
      <style:text-properties fo:font-weight="bold" officeooo:rsid="00321dc0" style:font-weight-asian="bold" style:font-weight-complex="bold"/>
    </style:style>
    <style:style style:name="T19" style:family="text">
      <style:text-properties fo:font-weight="bold" officeooo:rsid="00305450" style:font-weight-asian="bold" style:font-weight-complex="bold"/>
    </style:style>
    <style:style style:name="T20" style:family="text">
      <style:text-properties fo:font-weight="bold" officeooo:rsid="0048ce4d" style:font-weight-asian="bold" style:font-weight-complex="bold"/>
    </style:style>
    <style:style style:name="T21" style:family="text">
      <style:text-properties officeooo:rsid="002f2075"/>
    </style:style>
    <style:style style:name="T22" style:family="text">
      <style:text-properties officeooo:rsid="002fee3d"/>
    </style:style>
    <style:style style:name="T23" style:family="text">
      <style:text-properties officeooo:rsid="0030c774"/>
    </style:style>
    <style:style style:name="T24" style:family="text">
      <style:text-properties officeooo:rsid="00321dc0"/>
    </style:style>
    <style:style style:name="T25" style:family="text">
      <style:text-properties officeooo:rsid="003885c1"/>
    </style:style>
    <style:style style:name="T26" style:family="text">
      <style:text-properties officeooo:rsid="0044b7af"/>
    </style:style>
    <style:style style:name="T27" style:family="text">
      <style:text-properties fo:color="#006600" officeooo:rsid="0044b7af"/>
    </style:style>
    <style:style style:name="T28" style:family="text">
      <style:text-properties fo:color="#cc0000" officeooo:rsid="0044b7af"/>
    </style:style>
    <style:style style:name="T29" style:family="text">
      <style:text-properties officeooo:rsid="00483d1b"/>
    </style:style>
    <style:style style:name="T30" style:family="text">
      <style:text-properties officeooo:rsid="0048ce4d"/>
    </style:style>
    <style:style style:name="T3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2" style:family="text">
      <style:text-properties officeooo:rsid="00313553"/>
    </style:style>
    <style:style style:name="T33" style:family="text">
      <style:text-properties officeooo:rsid="004ab8d1"/>
    </style:style>
    <style:style style:name="T34" style:family="text">
      <style:text-properties officeooo:rsid="004b0ed1"/>
    </style:style>
    <style:style style:name="T35" style:family="text">
      <style:text-properties officeooo:rsid="004c6d1c"/>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ARI GAME OF THRONES</text:p>
      <text:p text:style-name="P3"/>
      <text:p text:style-name="P34">NOM : <text:tab/><text:tab/><text:tab/> <text:s text:c="12"/><text:tab/>PRÉNOM :<text:tab/><text:tab/><text:tab/><text:tab/> <text:s text:c="8"/><text:span text:style-name="T14">DATE :</text:span></text:p>
      <text:p text:style-name="P35">MAIL : </text:p>
      <text:p text:style-name="P16"><draw:frame draw:style-name="fr1" draw:name="Cadre1" text:anchor-type="paragraph" svg:x="-0.12cm" svg:y="0.363cm" svg:width="16.955cm" draw:z-index="0"><draw:text-box fo:min-height="9.363cm"><text:p text:style-name="P7">RÈGLE :</text:p><text:p text:style-name="P7">1. <text:span text:style-name="T3">La participation est de 2€ la date limite est la veille du premier épisode, aucun pari ne sera enregistré après. Une participation par personne.</text:span></text:p><text:p text:style-name="P7"/><text:p text:style-name="P24">2. La personne avec le plus de point remporte <text:span text:style-name="T11">90 % de la cagnotte, s’il y a égalité la somme est partagée</text:span>. <text:span text:style-name="T11">(10 % est reversé aux organisateurs.)</text:span></text:p><text:p text:style-name="P24"/><text:p text:style-name="P19">3. <text:span text:style-name="T2">The Death Note : Pour chaque personnage une bonne prédiction donne 1pt, une mauvaise prédiction enlève 1pt au score finale et une abstention ne comptabilise rien (0pt). </text:span></text:p><text:p text:style-name="P18"/><text:p text:style-name="P25"><text:span text:style-name="T22">3bis. </text:span>Si vous pensez que le personnage se transformera en marcheur blanc vous pouvez cocher la case et doublé votre gain (2pts) en cas de bonne prédiction sinon votre gain est annulé (0pts).</text:p><text:p text:style-name="P17"/><text:p text:style-name="P17">4. Des questions <text:span text:style-name="T4">supplémentaires </text:span>sont posées, une bonne réponse rapporte des points <text:span text:style-name="T4">alors qu’</text:span>une mauvaise n’en enlève pas. <text:span text:style-name="T10">La réponse « aucune personne » est valide alors qu’une absence de réponse ne donne aucun point.</text:span></text:p><text:p text:style-name="P17"/><text:p text:style-name="P23">5. La participation est comptabilisé uniquement avec le bulletin rempli et la cotisation donné en même temps à l’organisateur du pari.</text:p></draw:text-box></draw:frame></text:p>
      <text:p text:style-name="P16">[RÉPONSE : NOM D’<text:span text:style-name="T21">UN</text:span> PERSONNAGE]</text:p>
      <text:p text:style-name="P2">QUI VA RÉGNER <text:span text:style-name="T21">SUR</text:span> WESTEROS À LA FIN DE LA SAISON 8 DE GAME OF THRONES ? </text:p>
      <text:p text:style-name="P4">(5 POINTS)</text:p>
      <text:p text:style-name="P1"/>
      <text:p text:style-name="P1"/>
      <text:p text:style-name="P1">QUI VA ÊTRE LE PREMIER À MOURIR DANS LA SAISON 8 ? <text:s/><text:span text:style-name="T1">(2 POINTS )</text:span></text:p>
      <text:p text:style-name="P5"/>
      <text:p text:style-name="P3"/>
      <text:p text:style-name="P3">QUI VA TUER LE ROI DE LA NUIT ? (<text:span text:style-name="T10">2 </text:span>POINTS)</text:p>
      <text:p text:style-name="P3"/>
      <text:p text:style-name="P13"/>
      <text:p text:style-name="P15">QUEL PERSONNAGE MORT LORS DES SAISONS PRÉCÉDENTES REVIENDRA <text:span text:style-name="T16">EN TANT QUE</text:span> MARCHEUR BLANC ? (2 POINTS)</text:p>
      <text:p text:style-name="P15"/>
      <text:p text:style-name="P15"/>
      <text:p text:style-name="P16">[RÉPONSE : <text:span text:style-name="T12">OUI OU NON </text:span>]</text:p>
      <text:p text:style-name="P14">VONT-IL TROUVER UN MOYEN DE FAIRE REVENIR À LA VIE DES <text:span text:style-name="T13">HUMAINS TRANSFORMÉ EN </text:span>MARCHEURS BLANCS ? <text:s/>(1 POINTS)</text:p>
      <text:p text:style-name="P14"/>
      <text:p text:style-name="P14"/>
      <text:p text:style-name="P6">EST CE QUE DAENERYS EST ENCEINTE ? <text:s/>(<text:span text:style-name="T15">1 </text:span>POINTS )</text:p>
      <text:p text:style-name="P6"/>
      <text:p text:style-name="P14"/>
      <text:p text:style-name="P16">EST CE QUE ARYA VA BAISER ? (1 POINTS)</text:p>
      <text:p text:style-name="P16"/>
      <text:p text:style-name="P26"><text:soft-page-break/><text:span text:style-name="T8">THE </text:span><text:span text:style-name="T7">DEATH NOTE :</text:span></text:p>
      <text:p text:style-name="P31"/>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40">Personnage</text:p>
          </table:table-cell>
          <table:table-cell table:style-name="Tableau1.A1" office:value-type="string">
            <text:p text:style-name="P52"><text:span text:style-name="T17">Vivant</text:span> </text:p>
          </table:table-cell>
          <table:table-cell table:style-name="Tableau1.A1" office:value-type="string">
            <text:p text:style-name="P68">Mort</text:p>
          </table:table-cell>
          <table:table-cell table:style-name="Tableau1.D1" office:value-type="string">
            <text:p text:style-name="P68">(<text:span text:style-name="T22">Transformation en</text:span> Marcheur Blanc)</text:p>
          </table:table-cell>
        </table:table-row>
        <table:table-row>
          <table:table-cell table:style-name="Tableau1.A2" office:value-type="string">
            <text:p text:style-name="P43">Daenerys Targarye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Drogo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37">Rhaegal</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Jon Snow</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Arya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Bran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Sansa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6">Ghos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6">Nymeria</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Cersei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Jaime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9">Bébé de Cersei</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Tyrion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Theon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Yara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Euron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Melisandr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Jorah Mormon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Varys</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Grey Worm</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7">Daario Naharis</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The Mountai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The Hound</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Samwell Tarle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Gill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Sam (Enfan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Brienne of Tarth</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Davos Seaworth</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Bron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Podrick Payn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Beric Dondarrio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Tormund Giantsban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Gendr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7">Robin Ar<text:span text:style-name="T23">ryn</text:spa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60">Edmure Tull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63">Jaqen H’gha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
      <text:p text:style-name="P93"><text:soft-page-break/><text:span text:style-name="T31">PARI GAME OF THRONES</text:span></text:p>
      <text:p text:style-name="P12">organisé par : Alex Shirlaw</text:p>
      <text:p text:style-name="P29">shirlawalex@gmail.com</text:p>
      <text:p text:style-name="P8"/>
      <text:p text:style-name="P22">Ex<text:span text:style-name="T6">emple</text:span> <text:span text:style-name="T6">de pari</text:span>: <text:span text:style-name="T25">(36 NOMS)</text:span></text:p>
      <table:table table:name="Tableau2" table:style-name="Tableau2">
        <table:table-column table:style-name="Tableau2.A" table:number-columns-repeated="3"/>
        <table:table-column table:style-name="Tableau2.D"/>
        <table:table-row>
          <table:table-cell table:style-name="Tableau2.A1" office:value-type="string">
            <text:p text:style-name="P20">Personnage</text:p>
          </table:table-cell>
          <table:table-cell table:style-name="Tableau2.A1" office:value-type="string">
            <text:p text:style-name="P36">Vivant</text:p>
          </table:table-cell>
          <table:table-cell table:style-name="Tableau2.A1" office:value-type="string">
            <text:p text:style-name="P36">Mort</text:p>
          </table:table-cell>
          <table:table-cell table:style-name="Tableau2.D1" office:value-type="string">
            <text:p text:style-name="P36">Marcheur Blanc</text:p>
          </table:table-cell>
        </table:table-row>
        <table:table-row>
          <table:table-cell table:style-name="Tableau2.A2" office:value-type="string">
            <text:p text:style-name="P20">Daenerys</text:p>
          </table:table-cell>
          <table:table-cell table:style-name="Tableau2.A2" office:value-type="string">
            <text:p text:style-name="P36">X</text:p>
          </table:table-cell>
          <table:table-cell table:style-name="Tableau2.A2" office:value-type="string">
            <text:p text:style-name="P99"/>
          </table:table-cell>
          <table:table-cell table:style-name="Tableau2.D2" office:value-type="string">
            <text:p text:style-name="P99"/>
          </table:table-cell>
        </table:table-row>
        <table:table-row>
          <table:table-cell table:style-name="Tableau2.A2" office:value-type="string">
            <text:p text:style-name="P20">Jon Snow</text:p>
          </table:table-cell>
          <table:table-cell table:style-name="Tableau2.A2" office:value-type="string">
            <text:p text:style-name="P36"/>
          </table:table-cell>
          <table:table-cell table:style-name="Tableau2.A2" office:value-type="string">
            <text:p text:style-name="P36">X</text:p>
          </table:table-cell>
          <table:table-cell table:style-name="Tableau2.D2" office:value-type="string">
            <text:p text:style-name="P36">X</text:p>
          </table:table-cell>
        </table:table-row>
        <table:table-row>
          <table:table-cell table:style-name="Tableau2.A2" office:value-type="string">
            <text:p text:style-name="P30">Bran Stark</text:p>
          </table:table-cell>
          <table:table-cell table:style-name="Tableau2.A2" office:value-type="string">
            <text:p text:style-name="P36"/>
          </table:table-cell>
          <table:table-cell table:style-name="Tableau2.A2" office:value-type="string">
            <text:p text:style-name="P100">X</text:p>
          </table:table-cell>
          <table:table-cell table:style-name="Tableau2.D2" office:value-type="string">
            <text:p text:style-name="P100">X</text:p>
          </table:table-cell>
        </table:table-row>
        <table:table-row>
          <table:table-cell table:style-name="Tableau2.A2" office:value-type="string">
            <text:p text:style-name="P20">Cersei</text:p>
          </table:table-cell>
          <table:table-cell table:style-name="Tableau2.A2" office:value-type="string">
            <text:p text:style-name="P108">X</text:p>
          </table:table-cell>
          <table:table-cell table:style-name="Tableau2.A2" office:value-type="string">
            <text:p text:style-name="P36"/>
          </table:table-cell>
          <table:table-cell table:style-name="Tableau2.D2" office:value-type="string">
            <text:p text:style-name="P36">X</text:p>
          </table:table-cell>
        </table:table-row>
        <table:table-row>
          <table:table-cell table:style-name="Tableau2.A2" office:value-type="string">
            <text:p text:style-name="P25">Jaime </text:p>
          </table:table-cell>
          <table:table-cell table:style-name="Tableau2.A2" office:value-type="string">
            <text:p text:style-name="P99"/>
          </table:table-cell>
          <table:table-cell table:style-name="Tableau2.A2" office:value-type="string">
            <text:p text:style-name="P50">X</text:p>
          </table:table-cell>
          <table:table-cell table:style-name="Tableau2.D2" office:value-type="string">
            <text:p text:style-name="P36"/>
          </table:table-cell>
        </table:table-row>
        <table:table-row>
          <table:table-cell table:style-name="Tableau2.A2" office:value-type="string">
            <text:p text:style-name="P109">Samwell Tarley</text:p>
          </table:table-cell>
          <table:table-cell table:style-name="Tableau2.A2" office:value-type="string">
            <text:p text:style-name="P110">X</text:p>
          </table:table-cell>
          <table:table-cell table:style-name="Tableau2.A2" office:value-type="string">
            <text:p text:style-name="P50"/>
          </table:table-cell>
          <table:table-cell table:style-name="Tableau2.D2" office:value-type="string">
            <text:p text:style-name="P110">X</text:p>
          </table:table-cell>
        </table:table-row>
      </table:table>
      <text:p text:style-name="P20"/>
      <text:p text:style-name="P21">Mise en Situation :</text:p>
      <text:p text:style-name="P92"><text:span text:style-name="T24">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29">e</text:span> par Jon Snow, le v<text:span text:style-name="T29">eritable</text:span> héritier du trône, <text:span text:style-name="T5">le brûla, il mourut </text:span>dans d’atroce<text:span text:style-name="T29">s</text:span> souffrance<text:span text:style-name="T29">s</text:span> <text:span text:style-name="T29">dans</text:span> les flammes de <text:span text:style-name="T5">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9"/>
      <text:p text:style-name="P9"><text:span text:style-name="T7">Résultat de mon pari :</text:span> </text:p>
      <text:p text:style-name="P78">Daenerys 1pt <text:span text:style-name="T9">(prédiction correcte)</text:span></text:p>
      <text:p text:style-name="P11">Jon Snow 0pt <text:span text:style-name="T9">(prédiction correcte mais annulé car il ne deviendra pas marcheur blanc)</text:span></text:p>
      <text:p text:style-name="P30">Bran Stark -1pt (<text:span text:style-name="T9">prédiction </text:span>in<text:span text:style-name="T9">correcte, </text:span>est vivant lors de sa transformation en marcheur blanc)</text:p>
      <text:p text:style-name="P9">Cersei 2pts <text:span text:style-name="T9">(prédiction correcte et point supplémentaire)</text:span></text:p>
      <text:p text:style-name="P25">Jaime 1pt (prédiction correcte mais pas de point supplémentaire pour le marcheur blanc)</text:p>
      <text:p text:style-name="P94">Samwell -1pt (prédiction incorrecte, pas de malus pour la transformation)</text:p>
      <text:p text:style-name="P9"/>
      <text:p text:style-name="P9"><text:span text:style-name="T9">Score T</text:span>otal : <text:span text:style-name="T30">1 + 0 - 1 + 2 + 1 - 1 = </text:span><text:span text:style-name="T20">2</text:span><text:span text:style-name="T18"> </text:span><text:span text:style-name="T17">p</text:span><text:span text:style-name="T19">oin</text:span><text:span text:style-name="T17">ts</text:span></text:p>
      <text:p text:style-name="P33">INFORMATIONS :</text:p>
      <text:p text:style-name="P33"/>
      <text:list xml:id="list1166400585575313618" text:style-name="L1">
        <text:list-item>
          <text:p text:style-name="P72">La participation est ouverte à toutes et à tous.</text:p>
          <text:p text:style-name="P71"/>
        </text:list-item>
        <text:list-item>
          <text:p text:style-name="P71"><text:span text:style-name="T32">Un groupe facebook privé a été mis en place pour les parieurs pour suivre en tant réel l’évolution des paris et quelques informations utiles et autres précisions. Demande à l’organisateur de t’y ajouter. </text:span></text:p>
          <text:p text:style-name="P72"/>
        </text:list-item>
        <text:list-item>
          <text:p text:style-name="P73">On peut devenir un marcheur blanc étant vivant comme <text:span text:style-name="T30">précédemment </text:span>le Roi de la nuit ou bien les <text:span text:style-name="T35">offrandes de </text:span>bébé.</text:p>
          <text:p text:style-name="P73"><text:s/></text:p>
        </text:list-item>
        <text:list-item>
          <text:p text:style-name="P74"><text:soft-page-break/><text:span text:style-name="T30">Le pari de vivant ou mort est pris en compte uniquement la première fois ou lors de la transformation. Ce qui se passe après n’est pas pris en compte (résurrection, guérison après transformation, etc)</text:span></text:p>
          <text:p text:style-name="P72"/>
        </text:list-item>
      </text:list>
      <text:p text:style-name="P10"/>
      <text:p text:style-name="P10"/>
      <text:p text:style-name="P10"/>
      <text:p text:style-name="P10"/>
      <text:p text:style-name="P79">PARI GAME OF THRONES</text:p>
      <text:p text:style-name="P80">organisé par : Alex Shirlaw</text:p>
      <text:p text:style-name="P81">shirlawalex@gmail.com</text:p>
      <text:p text:style-name="P77"/>
      <text:p text:style-name="P82">Ex<text:span text:style-name="T6">emple</text:span> <text:span text:style-name="T6">de pari</text:span>: <text:span text:style-name="T25">(36 NOMS)</text:span></text:p>
      <table:table table:name="Tableau6" table:style-name="Tableau6">
        <table:table-column table:style-name="Tableau6.A" table:number-columns-repeated="3"/>
        <table:table-column table:style-name="Tableau6.D"/>
        <table:table-row>
          <table:table-cell table:style-name="Tableau6.A1" office:value-type="string">
            <text:p text:style-name="P84">Personnage</text:p>
          </table:table-cell>
          <table:table-cell table:style-name="Tableau6.A1" office:value-type="string">
            <text:p text:style-name="P98">Vivant</text:p>
          </table:table-cell>
          <table:table-cell table:style-name="Tableau6.A1" office:value-type="string">
            <text:p text:style-name="P98">Mort</text:p>
          </table:table-cell>
          <table:table-cell table:style-name="Tableau6.D1" office:value-type="string">
            <text:p text:style-name="P98">Marcheur Blanc</text:p>
          </table:table-cell>
        </table:table-row>
        <table:table-row>
          <table:table-cell table:style-name="Tableau6.A2" office:value-type="string">
            <text:p text:style-name="P84">Jon Snow</text:p>
          </table:table-cell>
          <table:table-cell table:style-name="Tableau6.A2" office:value-type="string">
            <text:p text:style-name="P98"/>
          </table:table-cell>
          <table:table-cell table:style-name="Tableau6.A2" office:value-type="string">
            <text:p text:style-name="P98">X <text:span text:style-name="T27">CORRECT</text:span></text:p>
          </table:table-cell>
          <table:table-cell table:style-name="Tableau6.D2" office:value-type="string">
            <text:p text:style-name="P98">X <text:span text:style-name="T28">INCORRECT</text:span></text:p>
          </table:table-cell>
        </table:table-row>
        <table:table-row>
          <table:table-cell table:style-name="Tableau6.A2" office:value-type="string">
            <text:p text:style-name="P84">Daenerys</text:p>
          </table:table-cell>
          <table:table-cell table:style-name="Tableau6.A2" office:value-type="string">
            <text:p text:style-name="P98">X <text:span text:style-name="T27">CORRECT</text:span></text:p>
          </table:table-cell>
          <table:table-cell table:style-name="Tableau6.A2" office:value-type="string">
            <text:p text:style-name="P105"/>
          </table:table-cell>
          <table:table-cell table:style-name="Tableau6.D2" office:value-type="string">
            <text:p text:style-name="P105"/>
          </table:table-cell>
        </table:table-row>
        <table:table-row>
          <table:table-cell table:style-name="Tableau6.A2" office:value-type="string">
            <text:p text:style-name="P86">Bran Stark</text:p>
          </table:table-cell>
          <table:table-cell table:style-name="Tableau6.A2" office:value-type="string">
            <text:p text:style-name="P98"/>
          </table:table-cell>
          <table:table-cell table:style-name="Tableau6.A2" office:value-type="string">
            <text:p text:style-name="P101">X <text:span text:style-name="T28">INCORRECT</text:span></text:p>
          </table:table-cell>
          <table:table-cell table:style-name="Tableau6.D2" office:value-type="string">
            <text:p text:style-name="P106">X <text:span text:style-name="T26">NON PRIS EN COMPTE</text:span></text:p>
          </table:table-cell>
        </table:table-row>
        <table:table-row>
          <table:table-cell table:style-name="Tableau6.A2" office:value-type="string">
            <text:p text:style-name="P84">Cersei</text:p>
          </table:table-cell>
          <table:table-cell table:style-name="Tableau6.A2" office:value-type="string">
            <text:p text:style-name="P108">X <text:span text:style-name="T27">CORRECT</text:span></text:p>
          </table:table-cell>
          <table:table-cell table:style-name="Tableau6.A2" office:value-type="string">
            <text:p text:style-name="P108"><text:span text:style-name="T27"/></text:p>
          </table:table-cell>
          <table:table-cell table:style-name="Tableau6.D2" office:value-type="string">
            <text:p text:style-name="P98">X <text:span text:style-name="T27">CORRECT</text:span></text:p>
          </table:table-cell>
        </table:table-row>
        <table:table-row>
          <table:table-cell table:style-name="Tableau6.A2" office:value-type="string">
            <text:p text:style-name="P88">Jaime </text:p>
          </table:table-cell>
          <table:table-cell table:style-name="Tableau6.A2" office:value-type="string">
            <text:p text:style-name="P105"/>
          </table:table-cell>
          <table:table-cell table:style-name="Tableau6.A2" office:value-type="string">
            <text:p text:style-name="P104">X <text:span text:style-name="T27">CORRECT</text:span></text:p>
          </table:table-cell>
          <table:table-cell table:style-name="Tableau6.D2" office:value-type="string">
            <text:p text:style-name="P98"/>
          </table:table-cell>
        </table:table-row>
        <table:table-row>
          <table:table-cell table:style-name="Tableau6.A2" office:value-type="string">
            <text:p text:style-name="P91">Samwell Tarley</text:p>
          </table:table-cell>
          <table:table-cell table:style-name="Tableau6.A2" office:value-type="string">
            <text:p text:style-name="P102">X <text:span text:style-name="T28">INCORRECT</text:span></text:p>
          </table:table-cell>
          <table:table-cell table:style-name="Tableau6.A2" office:value-type="string">
            <text:p text:style-name="P108"><text:span text:style-name="T27"/></text:p>
          </table:table-cell>
          <table:table-cell table:style-name="Tableau6.D2" office:value-type="string">
            <text:p text:style-name="P107">X <text:span text:style-name="T26">NON PRIS EN COMPTE</text:span></text:p>
          </table:table-cell>
        </table:table-row>
      </table:table>
      <text:p text:style-name="P90"/>
      <text:p text:style-name="P90"/>
      <text:p text:style-name="P96">Question de sécurité du groupe :</text:p>
      <text:p text:style-name="P96">I / Comment a tu été informé de ce groupe ?</text:p>
      <text:p text:style-name="P96">II / Est tu un participant du jeu ou simple spectateur ?</text:p>
      <text:p text:style-name="P96">III / As tu des remarques à nous faire ? </text:p>
      <text:p text:style-name="P77">D<text:span text:style-name="T33">ivertissement :</text:span></text:p>
      <text:p text:style-name="P95">Dans le mois précédant le premier epiosde. Des cours récapitutalif seront publiés pour remettre en contexte la situation et la localisation des différents groupes de personnages. </text:p>
      <text:p text:style-name="P95"/>
      <text:p text:style-name="P95">Regles du groupe :</text:p>
      <text:p text:style-name="P95">Vous avez total liberté de poster du contenu sur le groupe tant qu’il a un minimum de rapport avec Game of Thrones. Si votre post contient des théories ou des spoils veuillez le préciser en entête par [THEORIE] [SPOIL] </text:p>
      <text:p text:style-name="P95"/>
      <text:p text:style-name="P95">Explication :</text:p>
      <text:p text:style-name="P95">Quatre jours après chaque épisode, afin d’éviter le spoil, le résultat des pari sera mise à jour avec les événements produit lors du dernier épisode. S’il y a des erreurs, des ambiguïtés et/ou des contestations n’hésitez pas à les partager et alors nous pourrons en débattre. Si aucun accord est pris alors on un vote sera mis en place d’une durée de 48h. Soyez honnête et objectif, ne contredisez pas uniquement dans l’intérêt de votre pari.</text:p>
      <text:p text:style-name="P77"/>
      <text:p text:style-name="P96">Programme/Git</text:p>
      <text:p text:style-name="P95">Les paris <text:span text:style-name="T35">et les scores </text:span>sont enregistrés dans une base de données <text:span text:style-name="T34">et accessible par tous </text:span>pour y <text:span text:style-name="T34">accéder</text:span> voici comment faire…. <text:span text:style-name="T35">Et voici l’explication </text:span></text:p>
      <text:p text:style-name="P95"><text:soft-page-break/>Il y a également un programme qui me <text:span text:style-name="T34">permet</text:span> de calculer les <text:span text:style-name="T34">résultats</text:span> du concours. Vous pouvez l’utiliser pour simuler les résultats. <text:span text:style-name="T34">Le code source est libre d’accès si vous voulez vérifiez qu’il calcul correctement. <text: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LISTE DES PARTICIPANTS</text:p>
      <text:p text:style-name="P31"/>
      <table:table table:name="Tableau3" table:style-name="Tableau3">
        <table:table-column table:style-name="Tableau3.A"/>
        <table:table-column table:style-name="Tableau3.B"/>
        <table:table-column table:style-name="Tableau3.A"/>
        <table:table-column table:style-name="Tableau3.D"/>
        <text:soft-page-break/>
        <table:table-row>
          <table:table-cell table:style-name="Tableau3.A1" office:value-type="string">
            <text:p text:style-name="P41">NOM</text:p>
          </table:table-cell>
          <table:table-cell table:style-name="Tableau3.A1" office:value-type="string">
            <text:p text:style-name="P69">DATE</text:p>
          </table:table-cell>
          <table:table-cell table:style-name="Tableau3.A1" office:value-type="string">
            <text:p text:style-name="P69">SCORE FINAL</text:p>
          </table:table-cell>
          <table:table-cell table:style-name="Tableau3.D1" office:value-type="string">
            <text:p text:style-name="P69">CLASSEMENT</text:p>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3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7"/>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7"/>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1"/>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
      <text:p text:style-name="P32"/>
      <table:table table:name="Tableau4" table:style-name="Tableau4">
        <table:table-column table:style-name="Tableau4.A"/>
        <table:table-column table:style-name="Tableau4.B"/>
        <table:table-column table:style-name="Tableau4.A"/>
        <table:table-column table:style-name="Tableau4.D"/>
        <text:soft-page-break/>
        <table:table-row>
          <table:table-cell table:style-name="Tableau4.A1" office:value-type="string">
            <text:p text:style-name="P42">NOM</text:p>
          </table:table-cell>
          <table:table-cell table:style-name="Tableau4.A1" office:value-type="string">
            <text:p text:style-name="P70">DATE</text:p>
          </table:table-cell>
          <table:table-cell table:style-name="Tableau4.A1" office:value-type="string">
            <text:p text:style-name="P70">SCORE FINAL</text:p>
          </table:table-cell>
          <table:table-cell table:style-name="Tableau4.D1" office:value-type="string">
            <text:p text:style-name="P70">CLASSEMENT</text:p>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3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8"/>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8"/>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2"/>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
      <text:p text:style-name="P32"/>
      <table:table table:name="Tableau5" table:style-name="Tableau5">
        <table:table-column table:style-name="Tableau5.A"/>
        <table:table-column table:style-name="Tableau5.B"/>
        <table:table-column table:style-name="Tableau5.A"/>
        <table:table-column table:style-name="Tableau5.D"/>
        <text:soft-page-break/>
        <table:table-row>
          <table:table-cell table:style-name="Tableau5.A1" office:value-type="string">
            <text:p text:style-name="P42">NOM</text:p>
          </table:table-cell>
          <table:table-cell table:style-name="Tableau5.A1" office:value-type="string">
            <text:p text:style-name="P70">DATE</text:p>
          </table:table-cell>
          <table:table-cell table:style-name="Tableau5.A1" office:value-type="string">
            <text:p text:style-name="P70">SCORE FINAL</text:p>
          </table:table-cell>
          <table:table-cell table:style-name="Tableau5.D1" office:value-type="string">
            <text:p text:style-name="P70">CLASSEMENT</text:p>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3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8"/>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8"/>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2"/>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2-13T10:58:29.419388840</dc:date>
    <meta:editing-duration>P3DT4H36M38S</meta:editing-duration>
    <meta:editing-cycles>24</meta:editing-cycles>
    <meta:generator>LibreOffice/5.1.6.2$Linux_X86_64 LibreOffice_project/10m0$Build-2</meta:generator>
    <meta:document-statistic meta:table-count="6" meta:image-count="0" meta:object-count="0" meta:page-count="8" meta:paragraph-count="154" meta:word-count="1074" meta:character-count="6108" meta:non-whitespace-character-count="5144"/>
  </office:meta>
</office:document-meta>
</file>